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269cm"/>
    </style:style>
    <style:style style:name="co2" style:family="table-column">
      <style:table-column-properties fo:break-before="auto" style:column-width="1.748cm"/>
    </style:style>
    <style:style style:name="co3" style:family="table-column">
      <style:table-column-properties fo:break-before="auto" style:column-width="17.972cm"/>
    </style:style>
    <style:style style:name="co4" style:family="table-column">
      <style:table-column-properties fo:break-before="auto" style:column-width="2.08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4" office:value-type="string" calcext:value-type="string">
            <text:p>column_a</text:p>
          </table:table-cell>
          <table:table-cell table:style-name="ce4" office:value-type="string" calcext:value-type="string">
            <text:p>column_b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reason</text:p>
          </table:table-cell>
          <table:table-cell table:style-name="ce4" office:value-type="string" calcext:value-type="string">
            <text:p>method</text:p>
          </table:table-cell>
          <table:table-cell office:value-type="string" calcext:value-type="string">
            <text:p>Onesided trend</text:p>
          </table:table-cell>
        </table:table-row>
        <table:table-row table:style-name="ro1">
          <table:table-cell table:style-name="ce2" office:value-type="string" calcext:value-type="string">
            <text:p>F4 - # Bug discussants</text:p>
          </table:table-cell>
          <table:table-cell table:style-name="ce2" office:value-type="string" calcext:value-type="string">
            <text:p>F9 - # Bug comments [sum]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Spearman correlation: BG: 0.86 (p-value: 5.083303320058239e-22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4 - # Bug discussants</text:p>
          </table:table-cell>
          <table:table-cell table:style-name="ce2" office:value-type="string" calcext:value-type="string">
            <text:p>I5 - # Introducing issue discussants [sum]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Spearman correlation: BG: 0.53 (p-value: 0.0008096447985090679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4 - # Bug discussants</text:p>
          </table:table-cell>
          <table:table-cell table:style-name="ce2" office:value-type="string" calcext:value-type="string">
            <text:p>I7 - # Introducing issue commits [sum]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0.2 (p-value: 0.15496308937627806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4 - # Bug discussants</text:p>
          </table:table-cell>
          <table:table-cell table:style-name="ce2" office:value-type="string" calcext:value-type="string">
            <text:p>I10 - # Introducing issue comments [sum]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Spearman correlation: BG: 0.4 (p-value: 0.015908854080429982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4 - # Bug discussants</text:p>
          </table:table-cell>
          <table:table-cell table:style-name="ce2" office:value-type="string" calcext:value-type="string">
            <text:p>ML2 - # ML bug discussants [sum]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-0.21 (p-value: 0.7891814893221081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4 - # Bug discussants</text:p>
          </table:table-cell>
          <table:table-cell table:style-name="ce2" office:value-type="string" calcext:value-type="string">
            <text:p>ML5 - # ML introducing change discussants [sum]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-0.38 (p-value: 0.20225162136507174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4 - # Bug discussants</text:p>
          </table:table-cell>
          <table:table-cell table:style-name="ce2" office:value-type="string" calcext:value-type="string">
            <text:p>O3 - # Discussants in other media [sum]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G and CG: Not enough dat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4 - # Bug discussants</text:p>
          </table:table-cell>
          <table:table-cell table:style-name="ce2" office:value-type="string" calcext:value-type="string">
            <text:p>C3 - # Files changed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-0.15 (p-value: 0.21513573404780784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4 - # Bug discussants</text:p>
          </table:table-cell>
          <table:table-cell table:style-name="ce2" office:value-type="string" calcext:value-type="string">
            <text:p>C4 - Commit file bugginess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0.07 (p-value: 0.5559318250003393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4 - # Bug discussants</text:p>
          </table:table-cell>
          <table:table-cell table:style-name="ce2" office:value-type="string" calcext:value-type="string">
            <text:p>C5 - Commit total line bugginess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0.03 (p-value: 0.8118029680447036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4 - # Bug discussants</text:p>
          </table:table-cell>
          <table:table-cell table:style-name="ce2" office:value-type="string" calcext:value-type="string">
            <text:p>C6 - Commit file line bugginess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-0.17 (p-value: 0.1598527471583134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4 - # Bug discussants</text:p>
          </table:table-cell>
          <table:table-cell table:style-name="ce2" office:value-type="string" calcext:value-type="string">
            <text:p>R3 - # Reviewers [sum]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0.03 (p-value: 0.8473054535554774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4 - # Bug discussants</text:p>
          </table:table-cell>
          <table:table-cell table:style-name="ce2" office:value-type="string" calcext:value-type="string">
            <text:p>R5 - # Review comments [sum]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0.1 (p-value: 0.5683797522638269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4 - # Bug discussants</text:p>
          </table:table-cell>
          <table:table-cell table:style-name="ce2" office:value-type="string" calcext:value-type="string">
            <text:p>R6 - # Rounds of code review [sum]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0.25 (p-value: 0.13058914562580323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9 - # Bug comments [sum]</text:p>
          </table:table-cell>
          <table:table-cell table:style-name="ce2" office:value-type="string" calcext:value-type="string">
            <text:p>I5 - # Introducing issue discussants [sum]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Spearman correlation: BG: 0.54 (p-value: 0.0007327674618368353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9 - # Bug comments [sum]</text:p>
          </table:table-cell>
          <table:table-cell table:style-name="ce2" office:value-type="string" calcext:value-type="string">
            <text:p>I7 - # Introducing issue commits [sum]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0.16 (p-value: 0.27169821914595604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9 - # Bug comments [sum]</text:p>
          </table:table-cell>
          <table:table-cell table:style-name="ce2" office:value-type="string" calcext:value-type="string">
            <text:p>I10 - # Introducing issue comments [sum]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Spearman correlation: BG: 0.41 (p-value: 0.014090505440968288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9 - # Bug comments [sum]</text:p>
          </table:table-cell>
          <table:table-cell table:style-name="ce2" office:value-type="string" calcext:value-type="string">
            <text:p>ML2 - # ML bug discussants [sum]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-0.21 (p-value: 0.7891814893221081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9 - # Bug comments [sum]</text:p>
          </table:table-cell>
          <table:table-cell table:style-name="ce2" office:value-type="string" calcext:value-type="string">
            <text:p>ML5 - # ML introducing change discussants [sum]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-0.33 (p-value: 0.2773720575728922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9 - # Bug comments [sum]</text:p>
          </table:table-cell>
          <table:table-cell table:style-name="ce2" office:value-type="string" calcext:value-type="string">
            <text:p>O3 - # Discussants in other media [sum]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G and CG: Not enough dat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9 - # Bug comments [sum]</text:p>
          </table:table-cell>
          <table:table-cell table:style-name="ce2" office:value-type="string" calcext:value-type="string">
            <text:p>C3 - # Files changed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-0.22 (p-value: 0.061244252013640484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9 - # Bug comments [sum]</text:p>
          </table:table-cell>
          <table:table-cell table:style-name="ce2" office:value-type="string" calcext:value-type="string">
            <text:p>C4 - Commit file bugginess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0.18 (p-value: 0.1441044711736022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9 - # Bug comments [sum]</text:p>
          </table:table-cell>
          <table:table-cell table:style-name="ce2" office:value-type="string" calcext:value-type="string">
            <text:p>C5 - Commit total line bugginess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0.15 (p-value: 0.21869317891525838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9 - # Bug comments [sum]</text:p>
          </table:table-cell>
          <table:table-cell table:style-name="ce2" office:value-type="string" calcext:value-type="string">
            <text:p>C6 - Commit file line bugginess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-0.19 (p-value: 0.12116375634779433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9 - # Bug comments [sum]</text:p>
          </table:table-cell>
          <table:table-cell table:style-name="ce2" office:value-type="string" calcext:value-type="string">
            <text:p>R3 - # Reviewers [sum]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0.14 (p-value: 0.4058327041759552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9 - # Bug comments [sum]</text:p>
          </table:table-cell>
          <table:table-cell table:style-name="ce2" office:value-type="string" calcext:value-type="string">
            <text:p>R5 - # Review comments [sum]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0.18 (p-value: 0.26865652654323063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9 - # Bug comments [sum]</text:p>
          </table:table-cell>
          <table:table-cell table:style-name="ce2" office:value-type="string" calcext:value-type="string">
            <text:p>R6 - # Rounds of code review [sum]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0.22 (p-value: 0.18563618133019136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5 - # Introducing issue discussants [sum]</text:p>
          </table:table-cell>
          <table:table-cell table:style-name="ce2" office:value-type="string" calcext:value-type="string">
            <text:p>I7 - # Introducing issue commits [sum]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Spearman correlation: BG: 0.28 (p-value: 0.09585604372862513), CG: -0.06 (p-value: 0.8198637134503615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5 - # Introducing issue discussants [sum]</text:p>
          </table:table-cell>
          <table:table-cell table:style-name="ce2" office:value-type="string" calcext:value-type="string">
            <text:p>I10 - # Introducing issue comments [sum]</text:p>
          </table:table-cell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Spearman correlation: BG: 0.79 (p-value: 1.140424095229257e-08), CG: 0.84 (p-value: 2.7987078732073454e-05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5 - # Introducing issue discussants [sum]</text:p>
          </table:table-cell>
          <table:table-cell table:style-name="ce2" office:value-type="string" calcext:value-type="string">
            <text:p>ML2 - # ML bug discussants [sum]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G and CG: Not enough dat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5 - # Introducing issue discussants [sum]</text:p>
          </table:table-cell>
          <table:table-cell table:style-name="ce2" office:value-type="string" calcext:value-type="string">
            <text:p>ML5 - # ML introducing change discussants [sum]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G and CG: Not enough dat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5 - # Introducing issue discussants [sum]</text:p>
          </table:table-cell>
          <table:table-cell table:style-name="ce2" office:value-type="string" calcext:value-type="string">
            <text:p>O3 - # Discussants in other media [sum]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G and CG: Not enough dat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5 - # Introducing issue discussants [sum]</text:p>
          </table:table-cell>
          <table:table-cell table:style-name="ce2" office:value-type="string" calcext:value-type="string">
            <text:p>C3 - # Files changed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Spearman correlation: BG: 0.15 (p-value: 0.3867926872291312), CG: -0.25 (p-value: 0.3431676608216552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5 - # Introducing issue discussants [sum]</text:p>
          </table:table-cell>
          <table:table-cell table:style-name="ce2" office:value-type="string" calcext:value-type="string">
            <text:p>C4 - Commit file bugginess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-0.15 (p-value: 0.39791180615683663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5 - # Introducing issue discussants [sum]</text:p>
          </table:table-cell>
          <table:table-cell table:style-name="ce2" office:value-type="string" calcext:value-type="string">
            <text:p>C5 - Commit total line bugginess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-0.24 (p-value: 0.15976654099965326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5 - # Introducing issue discussants [sum]</text:p>
          </table:table-cell>
          <table:table-cell table:style-name="ce2" office:value-type="string" calcext:value-type="string">
            <text:p>C6 - Commit file line bugginess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0.01 (p-value: 0.9460405524787672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5 - # Introducing issue discussants [sum]</text:p>
          </table:table-cell>
          <table:table-cell table:style-name="ce2" office:value-type="string" calcext:value-type="string">
            <text:p>R3 - # Reviewers [sum]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Spearman correlation: BG: 0.04 (p-value: 0.8648557989478998), CG: 0.22 (p-value: 0.5369366395832506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5 - # Introducing issue discussants [sum]</text:p>
          </table:table-cell>
          <table:table-cell table:style-name="ce2" office:value-type="string" calcext:value-type="string">
            <text:p>R5 - # Review comments [sum]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Spearman correlation: BG: -0.03 (p-value: 0.9164370814700847), CG: 0.28 (p-value: 0.43701554856655145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5 - # Introducing issue discussants [sum]</text:p>
          </table:table-cell>
          <table:table-cell table:style-name="ce2" office:value-type="string" calcext:value-type="string">
            <text:p>R6 - # Rounds of code review [sum]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Spearman correlation: BG: -0.12 (p-value: 0.6566883081793768), CG: 0.33 (p-value: 0.3448189528491338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7 - # Introducing issue commits [sum]</text:p>
          </table:table-cell>
          <table:table-cell table:style-name="ce2" office:value-type="string" calcext:value-type="string">
            <text:p>I10 - # Introducing issue comments [sum]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Spearman correlation: BG: 0.38 (p-value: 0.023483417007707393), CG: 0.18 (p-value: 0.4785810479442131)</text:p>
          </table:table-cell>
          <table:table-cell/>
          <table:table-cell office:value-type="string" calcext:value-type="string">
            <text:p>BG</text:p>
          </table:table-cell>
        </table:table-row>
        <table:table-row table:style-name="ro1">
          <table:table-cell table:style-name="ce2" office:value-type="string" calcext:value-type="string">
            <text:p>I7 - # Introducing issue commits [sum]</text:p>
          </table:table-cell>
          <table:table-cell table:style-name="ce2" office:value-type="string" calcext:value-type="string">
            <text:p>ML2 - # ML bug discussants [sum]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0.87 (p-value: 0.3333333333333332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7 - # Introducing issue commits [sum]</text:p>
          </table:table-cell>
          <table:table-cell table:style-name="ce2" office:value-type="string" calcext:value-type="string">
            <text:p>ML5 - # ML introducing change discussants [sum]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Spearman correlation: BG: -0.11 (p-value: 0.7326962634290941), CG: -0.28 (p-value: 0.49966565605055757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7 - # Introducing issue commits [sum]</text:p>
          </table:table-cell>
          <table:table-cell table:style-name="ce2" office:value-type="string" calcext:value-type="string">
            <text:p>O3 - # Discussants in other media [sum]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G and CG: Not enough dat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7 - # Introducing issue commits [sum]</text:p>
          </table:table-cell>
          <table:table-cell table:style-name="ce2" office:value-type="string" calcext:value-type="string">
            <text:p>C3 - # Files changed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Spearman correlation: BG: -0.23 (p-value: 0.11136847579307362), CG: -0.19 (p-value: 0.3314062090340114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7 - # Introducing issue commits [sum]</text:p>
          </table:table-cell>
          <table:table-cell table:style-name="ce2" office:value-type="string" calcext:value-type="string">
            <text:p>C4 - Commit file bugginess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0.14 (p-value: 0.3317796321376807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7 - # Introducing issue commits [sum]</text:p>
          </table:table-cell>
          <table:table-cell table:style-name="ce2" office:value-type="string" calcext:value-type="string">
            <text:p>C5 - Commit total line bugginess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0.07 (p-value: 0.6137173576717352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7 - # Introducing issue commits [sum]</text:p>
          </table:table-cell>
          <table:table-cell table:style-name="ce2" office:value-type="string" calcext:value-type="string">
            <text:p>C6 - Commit file line bugginess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-0.1 (p-value: 0.48618363133359677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7 - # Introducing issue commits [sum]</text:p>
          </table:table-cell>
          <table:table-cell table:style-name="ce2" office:value-type="string" calcext:value-type="string">
            <text:p>R3 - # Reviewers [sum]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Spearman correlation: BG: 0.01 (p-value: 0.9619357501906924), CG: 0.28 (p-value: 0.21085690947241917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7 - # Introducing issue commits [sum]</text:p>
          </table:table-cell>
          <table:table-cell table:style-name="ce2" office:value-type="string" calcext:value-type="string">
            <text:p>R5 - # Review comments [sum]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Spearman correlation: BG: 0.03 (p-value: 0.8658040584820269), CG: 0.24 (p-value: 0.30497881951343986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7 - # Introducing issue commits [sum]</text:p>
          </table:table-cell>
          <table:table-cell table:style-name="ce2" office:value-type="string" calcext:value-type="string">
            <text:p>R6 - # Rounds of code review [sum]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Spearman correlation: BG: 0.08 (p-value: 0.6605090341615285), CG: 0.11 (p-value: 0.6374905167089446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10 - # Introducing issue comments [sum]</text:p>
          </table:table-cell>
          <table:table-cell table:style-name="ce2" office:value-type="string" calcext:value-type="string">
            <text:p>ML2 - # ML bug discussants [sum]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G and CG: Not enough dat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10 - # Introducing issue comments [sum]</text:p>
          </table:table-cell>
          <table:table-cell table:style-name="ce2" office:value-type="string" calcext:value-type="string">
            <text:p>ML5 - # ML introducing change discussants [sum]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G and CG: Not enough dat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10 - # Introducing issue comments [sum]</text:p>
          </table:table-cell>
          <table:table-cell table:style-name="ce2" office:value-type="string" calcext:value-type="string">
            <text:p>O3 - # Discussants in other media [sum]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G and CG: Not enough dat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10 - # Introducing issue comments [sum]</text:p>
          </table:table-cell>
          <table:table-cell table:style-name="ce2" office:value-type="string" calcext:value-type="string">
            <text:p>C3 - # Files changed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Spearman correlation: BG: 0.18 (p-value: 0.283872601630611), CG: -0.17 (p-value: 0.5060292802780946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10 - # Introducing issue comments [sum]</text:p>
          </table:table-cell>
          <table:table-cell table:style-name="ce2" office:value-type="string" calcext:value-type="string">
            <text:p>C4 - Commit file bugginess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-0.17 (p-value: 0.3090861340717539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10 - # Introducing issue comments [sum]</text:p>
          </table:table-cell>
          <table:table-cell table:style-name="ce2" office:value-type="string" calcext:value-type="string">
            <text:p>C5 - Commit total line bugginess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-0.31 (p-value: 0.06432704222816647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10 - # Introducing issue comments [sum]</text:p>
          </table:table-cell>
          <table:table-cell table:style-name="ce2" office:value-type="string" calcext:value-type="string">
            <text:p>C6 - Commit file line bugginess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-0.03 (p-value: 0.8623434250852506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10 - # Introducing issue comments [sum]</text:p>
          </table:table-cell>
          <table:table-cell table:style-name="ce2" office:value-type="string" calcext:value-type="string">
            <text:p>R3 - # Reviewers [sum]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Spearman correlation: BG: -0.11 (p-value: 0.6748202817760997), CG: 0.51 (p-value: 0.13264023033739641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10 - # Introducing issue comments [sum]</text:p>
          </table:table-cell>
          <table:table-cell table:style-name="ce2" office:value-type="string" calcext:value-type="string">
            <text:p>R5 - # Review comments [sum]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Spearman correlation: BG: -0.14 (p-value: 0.6019892838161938), CG: 0.52 (p-value: 0.12457754635149115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10 - # Introducing issue comments [sum]</text:p>
          </table:table-cell>
          <table:table-cell table:style-name="ce2" office:value-type="string" calcext:value-type="string">
            <text:p>R6 - # Rounds of code review [sum]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Spearman correlation: BG: -0.18 (p-value: 0.4802754812735306), CG: 0.48 (p-value: 0.1591851542528529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L2 - # ML bug discussants [sum]</text:p>
          </table:table-cell>
          <table:table-cell table:style-name="ce2" office:value-type="string" calcext:value-type="string">
            <text:p>ML5 - # ML introducing change discussants [sum]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0.5 (p-value: 0.6666666666666667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L2 - # ML bug discussants [sum]</text:p>
          </table:table-cell>
          <table:table-cell table:style-name="ce2" office:value-type="string" calcext:value-type="string">
            <text:p>O3 - # Discussants in other media [sum]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G and CG: Not enough dat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L2 - # ML bug discussants [sum]</text:p>
          </table:table-cell>
          <table:table-cell table:style-name="ce2" office:value-type="string" calcext:value-type="string">
            <text:p>C3 - # Files changed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0.78 (p-value: 0.22222222222222202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L2 - # ML bug discussants [sum]</text:p>
          </table:table-cell>
          <table:table-cell table:style-name="ce2" office:value-type="string" calcext:value-type="string">
            <text:p>C4 - Commit file bugginess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-0.78 (p-value: 0.22222222222222202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L2 - # ML bug discussants [sum]</text:p>
          </table:table-cell>
          <table:table-cell table:style-name="ce2" office:value-type="string" calcext:value-type="string">
            <text:p>C5 - Commit total line bugginess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-0.74 (p-value: 0.2621352126273781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L2 - # ML bug discussants [sum]</text:p>
          </table:table-cell>
          <table:table-cell table:style-name="ce2" office:value-type="string" calcext:value-type="string">
            <text:p>C6 - Commit file line bugginess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0.74 (p-value: 0.2621352126273781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L2 - # ML bug discussants [sum]</text:p>
          </table:table-cell>
          <table:table-cell table:style-name="ce2" office:value-type="string" calcext:value-type="string">
            <text:p>R3 - # Reviewers [sum]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-0.74 (p-value: 0.2621352126273781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L2 - # ML bug discussants [sum]</text:p>
          </table:table-cell>
          <table:table-cell table:style-name="ce2" office:value-type="string" calcext:value-type="string">
            <text:p>R5 - # Review comments [sum]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-0.21 (p-value: 0.7891814893221081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L2 - # ML bug discussants [sum]</text:p>
          </table:table-cell>
          <table:table-cell table:style-name="ce2" office:value-type="string" calcext:value-type="string">
            <text:p>R6 - # Rounds of code review [sum]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0.32 (p-value: 0.683772233983162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L5 - # ML introducing change discussants [sum]</text:p>
          </table:table-cell>
          <table:table-cell table:style-name="ce2" office:value-type="string" calcext:value-type="string">
            <text:p>O3 - # Discussants in other media [sum]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G and CG: Not enough dat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L5 - # ML introducing change discussants [sum]</text:p>
          </table:table-cell>
          <table:table-cell table:style-name="ce2" office:value-type="string" calcext:value-type="string">
            <text:p>C3 - # Files changed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Spearman correlation: BG: 0.44 (p-value: 0.13365614736477435), CG: 0.2 (p-value: 0.6346032062618558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L5 - # ML introducing change discussants [sum]</text:p>
          </table:table-cell>
          <table:table-cell table:style-name="ce2" office:value-type="string" calcext:value-type="string">
            <text:p>C4 - Commit file bugginess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-0.3 (p-value: 0.310975672739201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L5 - # ML introducing change discussants [sum]</text:p>
          </table:table-cell>
          <table:table-cell table:style-name="ce2" office:value-type="string" calcext:value-type="string">
            <text:p>C5 - Commit total line bugginess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-0.27 (p-value: 0.3815317688543385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L5 - # ML introducing change discussants [sum]</text:p>
          </table:table-cell>
          <table:table-cell table:style-name="ce2" office:value-type="string" calcext:value-type="string">
            <text:p>C6 - Commit file line bugginess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0.19 (p-value: 0.5409060897563586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L5 - # ML introducing change discussants [sum]</text:p>
          </table:table-cell>
          <table:table-cell table:style-name="ce2" office:value-type="string" calcext:value-type="string">
            <text:p>R3 - # Reviewers [sum]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Spearman correlation: BG: 0.36 (p-value: 0.22437144853481822), CG: -0.15 (p-value: 0.726077451079171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L5 - # ML introducing change discussants [sum]</text:p>
          </table:table-cell>
          <table:table-cell table:style-name="ce2" office:value-type="string" calcext:value-type="string">
            <text:p>R5 - # Review comments [sum]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Spearman correlation: BG: 0.45 (p-value: 0.11848135849909007), CG: -0.21 (p-value: 0.617637735087652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L5 - # ML introducing change discussants [sum]</text:p>
          </table:table-cell>
          <table:table-cell table:style-name="ce2" office:value-type="string" calcext:value-type="string">
            <text:p>R6 - # Rounds of code review [sum]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Spearman correlation: BG: 0.24 (p-value: 0.43652402549473923), CG: -0.37 (p-value: 0.36775646107216536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3 - # Discussants in other media [sum]</text:p>
          </table:table-cell>
          <table:table-cell table:style-name="ce2" office:value-type="string" calcext:value-type="string">
            <text:p>C3 - # Files change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G and CG: Not enough dat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3 - # Discussants in other media [sum]</text:p>
          </table:table-cell>
          <table:table-cell table:style-name="ce2" office:value-type="string" calcext:value-type="string">
            <text:p>C4 - Commit file buggines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G and CG: Not enough dat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3 - # Discussants in other media [sum]</text:p>
          </table:table-cell>
          <table:table-cell table:style-name="ce2" office:value-type="string" calcext:value-type="string">
            <text:p>C5 - Commit total line buggines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G and CG: Not enough dat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3 - # Discussants in other media [sum]</text:p>
          </table:table-cell>
          <table:table-cell table:style-name="ce2" office:value-type="string" calcext:value-type="string">
            <text:p>C6 - Commit file line buggines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G and CG: Not enough dat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3 - # Discussants in other media [sum]</text:p>
          </table:table-cell>
          <table:table-cell table:style-name="ce2" office:value-type="string" calcext:value-type="string">
            <text:p>R3 - # Reviewers [sum]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G and CG: Not enough dat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3 - # Discussants in other media [sum]</text:p>
          </table:table-cell>
          <table:table-cell table:style-name="ce2" office:value-type="string" calcext:value-type="string">
            <text:p>R5 - # Review comments [sum]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G and CG: Not enough dat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3 - # Discussants in other media [sum]</text:p>
          </table:table-cell>
          <table:table-cell table:style-name="ce2" office:value-type="string" calcext:value-type="string">
            <text:p>R6 - # Rounds of code review [sum]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G and CG: Not enough dat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3 - # Files changed</text:p>
          </table:table-cell>
          <table:table-cell table:style-name="ce2" office:value-type="string" calcext:value-type="string">
            <text:p>C4 - Commit file bugginess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Spearman correlation: BG: -0.88 (p-value: 1.1636525179160128e-23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3 - # Files changed</text:p>
          </table:table-cell>
          <table:table-cell table:style-name="ce2" office:value-type="string" calcext:value-type="string">
            <text:p>C5 - Commit total line bugginess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Spearman correlation: BG: -0.73 (p-value: 3.7306406638262186e-13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3 - # Files changed</text:p>
          </table:table-cell>
          <table:table-cell table:style-name="ce2" office:value-type="string" calcext:value-type="string">
            <text:p>C6 - Commit file line bugginess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Spearman correlation: BG: 0.58 (p-value: 1.2649985119762196e-07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3 - # Files changed</text:p>
          </table:table-cell>
          <table:table-cell table:style-name="ce2" office:value-type="string" calcext:value-type="string">
            <text:p>R3 - # Reviewers [sum]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Spearman correlation: BG: -0.25 (p-value: 0.13358569347772475), CG: 0.18 (p-value: 0.2756494745976089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3 - # Files changed</text:p>
          </table:table-cell>
          <table:table-cell table:style-name="ce2" office:value-type="string" calcext:value-type="string">
            <text:p>R5 - # Review comments [sum]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Spearman correlation: BG: -0.04 (p-value: 0.8230434174373698), CG: 0.29 (p-value: 0.07696895093547647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3 - # Files changed</text:p>
          </table:table-cell>
          <table:table-cell table:style-name="ce2" office:value-type="string" calcext:value-type="string">
            <text:p>R6 - # Rounds of code review [sum]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Spearman correlation: BG: 0.08 (p-value: 0.6135709929083994), CG: 0.37 (p-value: 0.020963698483916555)</text:p>
          </table:table-cell>
          <table:table-cell/>
          <table:table-cell office:value-type="string" calcext:value-type="string">
            <text:p>CG</text:p>
          </table:table-cell>
        </table:table-row>
        <table:table-row table:style-name="ro1">
          <table:table-cell table:style-name="ce2" office:value-type="string" calcext:value-type="string">
            <text:p>C4 - Commit file bugginess</text:p>
          </table:table-cell>
          <table:table-cell table:style-name="ce2" office:value-type="string" calcext:value-type="string">
            <text:p>C5 - Commit total line bugginess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Spearman correlation: BG: 0.84 (p-value: 2.40117486689779e-20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 - Commit file bugginess</text:p>
          </table:table-cell>
          <table:table-cell table:style-name="ce2" office:value-type="string" calcext:value-type="string">
            <text:p>C6 - Commit file line bugginess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Spearman correlation: BG: -0.44 (p-value: 0.0001399750389541076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 - Commit file bugginess</text:p>
          </table:table-cell>
          <table:table-cell table:style-name="ce2" office:value-type="string" calcext:value-type="string">
            <text:p>R3 - # Reviewers [sum]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0.28 (p-value: 0.08394302902408049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 - Commit file bugginess</text:p>
          </table:table-cell>
          <table:table-cell table:style-name="ce2" office:value-type="string" calcext:value-type="string">
            <text:p>R5 - # Review comments [sum]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0.05 (p-value: 0.7769275505248714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 - Commit file bugginess</text:p>
          </table:table-cell>
          <table:table-cell table:style-name="ce2" office:value-type="string" calcext:value-type="string">
            <text:p>R6 - # Rounds of code review [sum]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-0.11 (p-value: 0.5153897743188134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 - Commit total line bugginess</text:p>
          </table:table-cell>
          <table:table-cell table:style-name="ce2" office:value-type="string" calcext:value-type="string">
            <text:p>C6 - Commit file line bugginess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-0.19 (p-value: 0.11999795072742617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 - Commit total line bugginess</text:p>
          </table:table-cell>
          <table:table-cell table:style-name="ce2" office:value-type="string" calcext:value-type="string">
            <text:p>R3 - # Reviewers [sum]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0.06 (p-value: 0.7185468065821943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 - Commit total line bugginess</text:p>
          </table:table-cell>
          <table:table-cell table:style-name="ce2" office:value-type="string" calcext:value-type="string">
            <text:p>R5 - # Review comments [sum]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-0.14 (p-value: 0.39783641065616115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 - Commit total line bugginess</text:p>
          </table:table-cell>
          <table:table-cell table:style-name="ce2" office:value-type="string" calcext:value-type="string">
            <text:p>R6 - # Rounds of code review [sum]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-0.13 (p-value: 0.4228746070325502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 - Commit file line bugginess</text:p>
          </table:table-cell>
          <table:table-cell table:style-name="ce2" office:value-type="string" calcext:value-type="string">
            <text:p>R3 - # Reviewers [sum]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-0.27 (p-value: 0.09822763002641875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 - Commit file line bugginess</text:p>
          </table:table-cell>
          <table:table-cell table:style-name="ce2" office:value-type="string" calcext:value-type="string">
            <text:p>R5 - # Review comments [sum]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-0.28 (p-value: 0.0943101376460485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 - Commit file line bugginess</text:p>
          </table:table-cell>
          <table:table-cell table:style-name="ce2" office:value-type="string" calcext:value-type="string">
            <text:p>R6 - # Rounds of code review [sum]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Spearman correlation: BG: -0.17 (p-value: 0.3113967379162446), CG: nan (p-value: nan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3 - # Reviewers [sum]</text:p>
          </table:table-cell>
          <table:table-cell table:style-name="ce2" office:value-type="string" calcext:value-type="string">
            <text:p>R5 - # Review comments [sum]</text:p>
          </table:table-cell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Spearman correlation: BG: 0.9 (p-value: 1.9471887130770298e-14), CG: 0.88 (p-value: 1.1472417854815746e-13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3 - # Reviewers [sum]</text:p>
          </table:table-cell>
          <table:table-cell table:style-name="ce2" office:value-type="string" calcext:value-type="string">
            <text:p>R6 - # Rounds of code review [sum]</text:p>
          </table:table-cell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Spearman correlation: BG: 0.68 (p-value: 3.278063271921842e-06), CG: 0.68 (p-value: 1.5594912857274002e-06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5 - # Review comments [sum]</text:p>
          </table:table-cell>
          <table:table-cell table:style-name="ce2" office:value-type="string" calcext:value-type="string">
            <text:p>R6 - # Rounds of code review [sum]</text:p>
          </table:table-cell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Spearman correlation: BG: 0.84 (p-value: 4.2745687213104195e-11), CG: 0.88 (p-value: 1.7421143317120305e-13)</text:p>
          </table:table-cell>
          <table:table-cell table:number-columns-repeated="2"/>
        </table:table-row>
        <table:table-row table:style-name="ro1" table:number-rows-repeated="104846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E10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_-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27">
      <number:minutes number:style="long"/>
      <number:text>:</number:text>
      <number:seconds number:style="long" number:decimal-places="1"/>
    </number:time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time-style style:name="N125">
      <number:minutes number:style="long"/>
      <number:text>:</number:text>
      <number:seconds number:style="long"/>
    </number:time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6:20:18</meta:creation-date>
    <meta:initial-creator>openpyxl</meta:initial-creator>
    <dc:language>en-US</dc:language>
    <dc:date>2025-04-08T14:24:04.636200876</dc:date>
    <meta:editing-cycles>6</meta:editing-cycles>
    <meta:editing-duration>PT13H1M33S</meta:editing-duration>
    <meta:generator>LibreOffice/7.3.7.2$Linux_X86_64 LibreOffice_project/30$Build-2</meta:generator>
    <meta:document-statistic meta:table-count="1" meta:cell-count="428" meta:object-count="0"/>
    <meta:user-defined meta:name="AppVersion">15.0000</meta:user-defined>
  </office:meta>
</office:document-meta>
</file>